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D000000B2439411C41C93DD20.png" manifest:media-type="image/png"/>
  <manifest:file-entry manifest:full-path="Pictures/10000200000000F00000006AC115CCEEBFF22A95.png" manifest:media-type="image/png"/>
  <manifest:file-entry manifest:full-path="Pictures/10000201000000EA000000EACA1D10A362F298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.81cm" svg:height="0.8cm" svg:x="2.019cm" svg:y="0.6cm">
          <draw:image xlink:href="Pictures/10000200000000F00000006AC115CCEEBFF22A95.png" xlink:type="simple" xlink:show="embed" xlink:actuate="onLoad">
            <text:p/>
          </draw:image>
        </draw:frame>
        <draw:frame draw:style-name="gr1" draw:text-style-name="P1" draw:layer="layout" svg:width="1.5cm" svg:height="1.5cm" svg:x="0.183cm" svg:y="0.2cm">
          <draw:image xlink:href="Pictures/10000201000000EA000000EACA1D10A362F2981B.png" xlink:type="simple" xlink:show="embed" xlink:actuate="onLoad">
            <text:p/>
          </draw:image>
        </draw:frame>
        <draw:frame draw:style-name="gr1" draw:text-style-name="P1" draw:layer="layout" svg:width="4.11cm" svg:height="1.4cm" svg:x="3.86cm" svg:y="0.3cm">
          <draw:image xlink:href="Pictures/100002010000020D000000B2439411C41C93DD2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kob Voß</meta:initial-creator>
    <meta:creation-date>2018-06-09T14:46:04.495586563</meta:creation-date>
    <dc:date>2018-06-09T15:54:16.409560040</dc:date>
    <dc:creator>Jakob Voß</dc:creator>
    <meta:editing-duration>PT47M20S</meta:editing-duration>
    <meta:editing-cycles>1</meta:editing-cycles>
    <meta:document-statistic meta:object-count="3"/>
    <meta:generator>LibreOffice/5.4.2.2$Linux_X86_64 LibreOffice_project/40m0$Build-2</meta:generator>
  </office:meta>
</office:document-meta>
</file>